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roblem</text:p>
          </table:table-cell>
          <table:table-cell table:style-name="ce7" office:value-type="string" calcext:value-type="string">
            <text:p>Clingo</text:p>
          </table:table-cell>
          <table:table-cell table:style-name="ce7" office:value-type="string" calcext:value-type="string">
            <text:p>DLV</text:p>
          </table:table-cell>
          <table:table-cell table:style-name="ce7" office:value-type="string" calcext:value-type="string">
            <text:p>smodels</text:p>
          </table:table-cell>
          <table:table-cell table:style-name="ce7"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9.763" calcext:value-type="float">
            <text:p>69,763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58.944" calcext:value-type="float">
            <text:p>58,94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7.295" calcext:value-type="float">
            <text:p>67,295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42.117" calcext:value-type="float">
            <text:p>42,11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7.85" calcext:value-type="float">
            <text:p>47,85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2.795" calcext:value-type="float">
            <text:p>52,795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58.55" calcext:value-type="float">
            <text:p>58,5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0.324" calcext:value-type="float">
            <text:p>50,324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60.635" calcext:value-type="float">
            <text:p>60,63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68.729" calcext:value-type="float">
            <text:p>68,729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48.358" calcext:value-type="float">
            <text:p>48,358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0.755" calcext:value-type="float">
            <text:p>30,755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53.189" calcext:value-type="float">
            <text:p>53,189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68.786" calcext:value-type="float">
            <text:p>68,78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48.655" calcext:value-type="float">
            <text:p>48,655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52.672" calcext:value-type="float">
            <text:p>52,67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91.471" calcext:value-type="float">
            <text:p>91,471</text:p>
          </table:table-cell>
          <table:table-cell office:value-type="string" calcext:value-type="string">
            <text:p>TL</text:p>
          </table:table-cell>
          <table:table-cell/>
          <table:table-cell office:value-type="float" office:value="54.626" calcext:value-type="float">
            <text:p>54,626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.00.0000</text:date>, <text:time style:data-style-name="N2" text:time-value="17:47:22.06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18T19:27:32.492000000</dc:date>
    <meta:editing-duration>PT17H46M13S</meta:editing-duration>
    <meta:editing-cycles>151</meta:editing-cycles>
    <meta:document-statistic meta:table-count="1" meta:cell-count="45" meta:object-count="0"/>
  </office:meta>
</office:document-meta>
</file>